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95cm" fo:min-width="8.073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669cm" fo:min-width="3.76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418cm" fo:min-width="1.457cm"/>
    </style:style>
    <style:style style:name="gr5" style:family="graphic" style:parent-style-name="standard">
      <style:graphic-properties draw:textarea-horizontal-align="justify" draw:textarea-vertical-align="middle" draw:auto-grow-height="false" fo:min-height="5.195cm" fo:min-width="6.84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669cm" fo:min-width="3.7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73cm" svg:height="4.445cm" svg:x="5.762cm" svg:y="1cm">
          <text:p text:style-name="P1">Open Source Voting System</text:p>
          <text:p text:style-name="P1"><text:a xlink:href="https://github.com/ibphantom/OpenVote/tree/main" xlink:type="simple">Github</text:a></text:p>
          <text:p text:style-name="P1"/>
          <text:p text:style-name="P1">Written by Zach Koc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8.738cm" svg:y1="7.826cm" svg:x2="7.35cm" svg:y2="8.144cm" draw:start-shape="id1" draw:start-glue-point="6" draw:end-shape="id2" draw:end-glue-point="10" svg:d="M8738 7826l-1388 318" svg:viewBox="0 0 1389 319">
          <text:p/>
        </draw:connector>
        <draw:custom-shape draw:style-name="gr3" draw:text-style-name="P1" xml:id="id2" draw:id="id2" draw:layer="layout" svg:width="6.032cm" svg:height="4.127cm" svg:x="1.318cm" svg:y="6.08cm">
          <text:p text:style-name="P1">Next Steps:</text:p>
          <text:p text:style-name="P1"><text:span text:style-name="T1">Create Keys for En/Decryption and Assure the file contents are appended to a FINAL Response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3.493cm" svg:height="4.762cm" svg:x="8.302cm" svg:y="5.44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3" draw:layer="layout" svg:width="7.937cm" svg:height="6.033cm" svg:x="6.08cm" svg:y="10.207cm">
          <text:p text:style-name="P3"><text:span text:style-name="T2">The intention is to have an all in one python script that operates on a slim linuxOS, where peoples votes are individually hashed together and encrypted into an RDF(Response Data Format)</text:span></text:p>
          <text:p text:style-name="P3"><text:span text:style-name="T2"/></text:p>
          <text:p text:style-name="P3"><text:span text:style-name="T2">This hash would be printed to the person with their vote information and uploaded to an online database locally, republically, and federal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" draw:id="id3" draw:layer="layout" svg:width="6.033cm" svg:height="4.127cm" svg:x="13.382cm" svg:y="6.08cm">
          <text:p text:style-name="P1">In Progress:</text:p>
          <text:p text:style-name="P1"><text:span text:style-name="T1">The image loads ubuntu:20.04 right now for stability/ease.</text:span></text:p>
          <text:p text:style-name="P1"><text:span text:style-name="T1"/></text:p>
          <text:p text:style-name="P1"><text:span text:style-name="T1">I want to alter the current cmdline exit code(CTRL+C)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3.382cm" svg:y1="8.144cm" svg:x2="11.359cm" svg:y2="7.826cm" draw:start-shape="id3" draw:start-glue-point="6" draw:end-shape="id1" draw:end-glue-point="4" svg:d="M13382 8144l-2023-318" svg:viewBox="0 0 2024 3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4T10:27:01.599000000</meta:creation-date>
    <dc:date>2023-05-14T10:56:22.225000000</dc:date>
    <meta:editing-duration>PT29M20S</meta:editing-duration>
    <meta:editing-cycles>1</meta:editing-cycles>
    <meta:document-statistic meta:object-count="7"/>
    <meta:generator>LibreOffice/7.5.3.2$Windows_X86_64 LibreOffice_project/9f56dff12ba03b9acd7730a5a481eea045e468f3</meta:generator>
  </office:meta>
</office:document-meta>
</file>